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employees-with-missing-information/" text:style-name="Internet_20_link" text:visited-style-name="Visited_20_Internet_20_Link"><text:span text:style-name="T1">1965. Employees With Missing Information</text:span></text:a></text:p>
      <text:section text:style-name="Sect1" text:name="headlessui-popover-button-:rb:">
        <text:p text:style-name="Standard"/>
      </text:section>
      <text:p text:style-name="P4">Easy</text:p>
      <text:p text:style-name="P4">617</text:p>
      <text:p text:style-name="P4">35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Employee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employee_id | int <text:s text:c="4"/>|</text:p>
      <text:p text:style-name="P2">| name <text:s text:c="7"/>| varchar |</text:p>
      <text:p text:style-name="P2">+-------------+---------+</text:p>
      <text:p text:style-name="P2">employee_id is the column with unique values for this table.</text:p>
      <text:p text:style-name="P1">Each row of this table indicates the name of the employee whose ID is employee_id.</text:p>
      <text:p text:style-name="P6"> </text:p>
      <text:p text:style-name="P7"><text:span text:style-name="T1">Table: </text:span><text:span text:style-name="Source_20_Text"><text:span text:style-name="T2">Salarie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employee_id | int <text:s text:c="4"/>|</text:p>
      <text:p text:style-name="P2">| salary <text:s text:c="5"/>| int <text:s text:c="4"/>|</text:p>
      <text:p text:style-name="P2">+-------------+---------+</text:p>
      <text:p text:style-name="P2">employee_id is the column with unique values for this table.</text:p>
      <text:p text:style-name="P1">Each row of this table indicates the salary of the employee whose ID is employee_id.</text:p>
      <text:p text:style-name="P6"> </text:p>
      <text:p text:style-name="P7"><text:span text:style-name="T1">Write a solution to report the IDs of all the employees with </text:span><text:span text:style-name="Strong_20_Emphasis"><text:span text:style-name="T1">missing information</text:span></text:span><text:span text:style-name="T1">. The information of an employee is missing if:</text:span></text:p>
      <text:list xml:id="list2373488014" text:style-name="L1">
        <text:list-item>
          <text:p text:style-name="P8"><text:span text:style-name="T1">The employee's </text:span><text:span text:style-name="Strong_20_Emphasis"><text:span text:style-name="T1">name</text:span></text:span><text:span text:style-name="T1"> is missing, or</text:span></text:p>
        </text:list-item>
        <text:list-item>
          <text:p text:style-name="P9"><text:span text:style-name="T1">The employee's </text:span><text:span text:style-name="Strong_20_Emphasis"><text:span text:style-name="T1">salary</text:span></text:span><text:span text:style-name="T1"> is missing.</text:span></text:p>
        </text:list-item>
      </text:list>
      <text:p text:style-name="P7"><text:span text:style-name="T1">Return the result table ordered by </text:span><text:span text:style-name="Source_20_Text"><text:span text:style-name="T2">employee_id</text:span></text:span><text:span text:style-name="T1"> </text:span><text:span text:style-name="Strong_20_Emphasis"><text:span text:style-name="T1">in ascending order</text:span></text:span><text:span text:style-name="T1">.</text:span></text:p>
      <text:p text:style-name="P6">The result format is in the following example.</text:p>
      <text:p text:style-name="P6"> </text:p>
      <text:p text:style-name="P7"><text:soft-page-break/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Employees table:</text:p>
      <text:p text:style-name="P2">+-------------+----------+</text:p>
      <text:p text:style-name="P2">| employee_id | name <text:s text:c="4"/>|</text:p>
      <text:p text:style-name="P2">+-------------+----------+</text:p>
      <text:p text:style-name="P2">| 2 <text:s text:c="10"/>| Crew <text:s text:c="4"/>|</text:p>
      <text:p text:style-name="P2">| 4 <text:s text:c="10"/>| Haven <text:s text:c="3"/>|</text:p>
      <text:p text:style-name="P2">| 5 <text:s text:c="10"/>| Kristian |</text:p>
      <text:p text:style-name="P2">+-------------+----------+</text:p>
      <text:p text:style-name="P2">Salaries table:</text:p>
      <text:p text:style-name="P2">+-------------+--------+</text:p>
      <text:p text:style-name="P2">| employee_id | salary |</text:p>
      <text:p text:style-name="P2">+-------------+--------+</text:p>
      <text:p text:style-name="P2">| 5 <text:s text:c="10"/>| 76071 <text:s/>|</text:p>
      <text:p text:style-name="P2">| 1 <text:s text:c="10"/>| 22517 <text:s/>|</text:p>
      <text:p text:style-name="P2">| 4 <text:s text:c="10"/>| 63539 <text:s/>|</text:p>
      <text:p text:style-name="P2">+-------------+--------+</text:p>
      <text:p text:style-name="P3"><text:span text:style-name="Strong_20_Emphasis"><text:span text:style-name="T1">Output:</text:span></text:span><text:span text:style-name="T1"> </text:span></text:p>
      <text:p text:style-name="P2">+-------------+</text:p>
      <text:p text:style-name="P2">| employee_id |</text:p>
      <text:p text:style-name="P2">+-------------+</text:p>
      <text:p text:style-name="P2">| 1 <text:s text:c="10"/>|</text:p>
      <text:p text:style-name="P2">| 2 <text:s text:c="10"/>|</text:p>
      <text:p text:style-name="P2">+-------------+</text:p>
      <text:p text:style-name="P3"><text:span text:style-name="Strong_20_Emphasis"><text:span text:style-name="T1">Explanation:</text:span></text:span><text:span text:style-name="T1"> </text:span></text:p>
      <text:p text:style-name="P2">Employees 1, 2, 4, and 5 are working at this company.</text:p>
      <text:p text:style-name="P2">The name of employee 1 is missing.</text:p>
      <text:p text:style-name="P1">The salary of employee 2 is missing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13:53:59.944000000</dc:date>
    <meta:editing-duration>PT10S</meta:editing-duration>
    <meta:editing-cycles>1</meta:editing-cycles>
    <meta:document-statistic meta:table-count="0" meta:image-count="0" meta:object-count="0" meta:page-count="2" meta:paragraph-count="62" meta:word-count="277" meta:character-count="1641" meta:non-whitespace-character-count="1322"/>
    <meta:generator>LibreOffice/7.2.2.2$Windows_X86_64 LibreOffice_project/02b2acce88a210515b4a5bb2e46cbfb63fe97d56</meta:generator>
  </office:meta>
</office:document-meta>
</file>